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IFT OF PROPHECY (14:1, 3, 4b-12, 18-19, 29-3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IFT OF PROPHECY (14:1, 3, 4b-12, 18-19, 29-3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dmonition to seek this gift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dvantages of this gift (14:3, 4b-6, 18-19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dvantages of this gift (14:3, 4b-6, 18-19)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strengthens, encourages, and comforts believers (14:3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edifies the entire church (14:4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Paul's personal choice for the Corinthian church (14:5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It is Paul's most effective way to help all the churches (14:6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In fact, he feels this gift is 2,000 times more effective than the gift of tongues (14:18-19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GIFT OF PROPHECY (14:1, 3, 4b-12, 18-19, 29-33)<text:s text:c="1"/></text:span><text:span text:style-name="a481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admonition to seek this gift (14: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advantages of this gift (14:3, 4b-6, 18-19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analogies concerning this gift (14:7-1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analogies concerning this gift (14:7-12):<text:s text:c="1"/></text:span><text:span text:style-name="a499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From the music world (14:7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From the military world (14: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From the daily world (14:9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GIFT OF PROPHECY (14:1, 3, 4b-12, 18-19, 29-33)<text:s text:c="1"/></text:span><text:span text:style-name="a517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admonition to seek this gift (14: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advantages of this gift (14:3, 4b-6, 18-19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analogies concerning this gift (14:7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admonitions concerning this gift (14:29-33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The admonitions concerning this gift (14:29-33)<text:s text:c="1"/></text:span><text:span text:style-name="a538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Only two or three people should prophesy in a service, and the others should evaluate what is said (14:29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If one person is prophesying and another receives a divine revelation, the first person should allow the second to speak (14:30-31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ose who prophesy must remain in control of their spirit so that they can wait their turn to speak (4:32-33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2-tx-Title-and-Text" presentation:presentation-page-layout-name="Master1-PPL12" draw:id="Slide-263">
        <draw:frame draw:id="id97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THE GIFT OF PROPHECY (14:1, 3, 4b-12, 18-19, 29-33)<text:s text:c="1"/></text:span><text:span text:style-name="a556" text:class-names=""/></text:p>
          </draw:text-box>
          <svg:title/>
          <svg:desc/>
        </draw:frame>
        <draw:frame draw:id="id98" presentation:style-name="a574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admonition to seek this gift (14: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advantages of this gift (14:3, 4b-6, 18-1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analogies concerning this gift (14:7-12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admonitions concerning this gift (14:29-33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9" draw:style-name="a575" draw:master-page-name="Master1-Layout12-tx-Title-and-Text" presentation:presentation-page-layout-name="Master1-PPL12" draw:id="Slide-264">
        <draw:frame draw:id="id99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1 Corinthians 14<text:s text:c="1"/></text:span><text:span text:style-name="a577" text:class-names=""/></text:p>
          </draw:text-box>
          <svg:title/>
          <svg:desc/>
        </draw:frame>
        <draw:frame draw:id="id100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THE GIFT OF PROPHECY (14:1, 3, 4b-12, 18-19, 29-3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HE GIFT OF TONGUES (14:2, 4a, 13-17, 21-25, 27-35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0" draw:style-name="a590" draw:master-page-name="Master1-Layout1-title-Title-Slide" presentation:presentation-page-layout-name="Master1-PPL1" draw:id="Slide-265">
        <draw:frame draw:id="id101" presentation:style-name="a594" draw:name="Title 1" svg:x="1.38in" svg:y="0.83in" svg:width="10.3in" svg:height="4.42in" presentation:class="title" presentation:placeholder="false">
          <draw:text-box>
            <text:p text:style-name="a593" text:class-names="" text:cond-style-name=""><text:span text:style-name="a591" text:class-names="">THE GIFT OF TONGUES (14:2, 4a, 13-17, 21-25, 27-35)<text:s text:c="1"/></text:span><text:span text:style-name="a592" text:class-names=""/></text:p>
          </draw:text-box>
          <svg:title/>
          <svg:desc/>
        </draw:frame>
        <draw:frame draw:id="id102" presentation:style-name="a599" draw:name="Subtitle 2" svg:x="1.38in" svg:y="5.25in" svg:width="10.3in" svg:height="1.85in" presentation:class="subtitle" presentation:placeholder="false">
          <draw:text-box>
            <text:p text:style-name="a596" text:class-names="" text:cond-style-name=""><text:span text:style-name="a595" text:class-names=""><text:s text:c="1"/>The reasons for this gift (14:2, 4a, 21-25)<text:s text:c="1"/></text:span></text:p>
            <text:p text:style-name="a598" text:class-names="" text:cond-style-name=""><text:span text:style-name="a597" text:class-names=""/></text:p>
          </draw:text-box>
          <svg:title/>
          <svg:desc/>
        </draw:frame>
      </draw:page>
      <draw:page draw:name="Slide11" draw:style-name="a600" draw:master-page-name="Master1-Layout1-title-Title-Slide" presentation:presentation-page-layout-name="Master1-PPL1" draw:id="Slide-266">
        <draw:frame draw:id="id103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<text:s text:c="1"/>The reasons for this gift (14:2, 4a, 21-25)<text:s text:c="1"/></text:span><text:span text:style-name="a602" text:class-names=""/></text:p>
          </draw:text-box>
          <svg:title/>
          <svg:desc/>
        </draw:frame>
        <draw:frame draw:id="id104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In regard to believers (14:2, 4a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In regard to believers (14:2, 4a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speaker utters mysteries to God that are unknown to man (14:2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peaker edifies himself (14:4a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reasons for this gift (14:2, 4a, 21-25)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In regard to believers (14:2, 4a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In regard to unbelievers (14:21-25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In regard to unbelievers (14:21-25)<text:s text:c="1"/></text:span><text:span text:style-name="a642" text:class-names=""/></text:p>
          </draw:text-box>
          <svg:title/>
          <svg:desc/>
        </draw:frame>
        <draw:frame draw:id="id110" presentation:style-name="a660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prediction (14:2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purpose (14:22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problem (14:2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ersuasion (14:24-25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5" draw:style-name="a661" draw:master-page-name="Master1-Layout12-tx-Title-and-Text" presentation:presentation-page-layout-name="Master1-PPL12" draw:id="Slide-270">
        <draw:frame draw:id="id111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reasons for this gift (14:2, 4a, 21-25)<text:s text:c="1"/></text:span><text:span text:style-name="a663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In regard to believers (14:2, 4a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In regard to unbelievers (14:21-25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THE GIFT OF TONGUES (14:2, 4a, 13-17, 21-25, 27-35)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reasons for this gift (14:2, 4a, 21-2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rules governing this gift (14:13-17, 27-32, 34-3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rules governing this gift (14:13-17, 27-32, 34-35)<text:s text:c="1"/></text:span><text:span text:style-name="a693" text:class-names=""/></text:p>
          </draw:text-box>
          <svg:title/>
          <svg:desc/>
        </draw:frame>
        <draw:frame draw:id="id116" presentation:style-name="a717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ose speaking in tongues should pray that what is said might be correctly interpreted (14:1314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one praying and singing with his spirit is also to do both with his mind (14:15-17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No more than two or three should speak in tongues at any service (14:27a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y should speak one at a time (14:27b).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Someone must be present to interpret, or they should keep quiet (14:27c-28)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Women are not to speak in tongues or prophesy in the church meetings (14:34-35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8" draw:style-name="a718" draw:master-page-name="Master1-Layout12-tx-Title-and-Text" presentation:presentation-page-layout-name="Master1-PPL12" draw:id="Slide-273">
        <draw:frame draw:id="id117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GIFT OF TONGUES (14:2, 4a, 13-17, 21-25, 27-35)<text:s text:c="1"/></text:span><text:span text:style-name="a720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reasons for this gift (14:2, 4a, 21-25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ules governing this gift (14:13-17, 27-32, 34-35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2-tx-Title-and-Text" presentation:presentation-page-layout-name="Master1-PPL12" draw:id="Slide-274">
        <draw:frame draw:id="id119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1 Corinthians 14<text:s text:c="1"/></text:span><text:span text:style-name="a735" text:class-names=""/></text:p>
          </draw:text-box>
          <svg:title/>
          <svg:desc/>
        </draw:frame>
        <draw:frame draw:id="id120" presentation:style-name="a750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THE GIFT OF PROPHECY (14:1, 3, 4b-12, 18-19, 29-33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THE GIFT OF TONGUES (14:2, 4a, 13-17, 21-25, 27-35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GUIDELINES FOR BOTH GIFTS (14:20, 33, 36-40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0" draw:style-name="a751" draw:master-page-name="Master1-Layout12-tx-Title-and-Text" presentation:presentation-page-layout-name="Master1-PPL12" draw:id="Slide-275">
        <draw:frame draw:id="id121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THE GUIDELINES FOR BOTH GIFTS (14:20, 33, 36-40):<text:s text:c="1"/></text:span><text:span text:style-name="a753" text:class-names=""/></text:p>
          </draw:text-box>
          <svg:title/>
          <svg:desc/>
        </draw:frame>
        <draw:frame draw:id="id122" presentation:style-name="a774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Be as innocent as infants and as intelligent as adults in exercising these gifts (14:20).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se gifts and all others should be used solely for the edification of others (14:26)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Be eager to prophesy, and don't forbid tongues (14:39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Do everything in a fitting and orderly way (14:33, 4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Obey what Paul has written, for these are God's commands (14:36-38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1" draw:style-name="a775" draw:master-page-name="Master1-Layout12-tx-Title-and-Text" presentation:presentation-page-layout-name="Master1-PPL12" draw:id="Slide-276">
        <draw:frame draw:id="id123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1 Corinthians 14<text:s text:c="1"/></text:span><text:span text:style-name="a777" text:class-names=""/></text:p>
          </draw:text-box>
          <svg:title/>
          <svg:desc/>
        </draw:frame>
        <draw:frame draw:id="id124" presentation:style-name="a792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THE GIFT OF PROPHECY (14:1, 3, 4b-12, 18-19, 29-3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GIFT OF TONGUES (14:2, 4a, 13-17, 21-25, 27-35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HE GUIDELINES FOR BOTH GIFTS (14:20, 33, 36-40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4 </dc:title>
    <meta:initial-creator>David STRICKLAND</meta:initial-creator>
    <dc:creator>David STRICKLAND</dc:creator>
    <meta:creation-date>2020-02-22T19:23:25Z</meta:creation-date>
    <dc:date>2020-02-22T19:23:26Z</dc:date>
    <meta:template xlink:href="BibleStudy" xlink:type="simple"/>
    <meta:editing-cycles>1</meta:editing-cycles>
    <meta:editing-duration>PT0S</meta:editing-duration>
    <meta:document-statistic meta:paragraph-count="81" meta:word-count="996"/>
  </office:meta>
</office:document-meta>
</file>